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59e08" officeooo:paragraph-rsid="00159e08"/>
    </style:style>
    <style:style style:name="P3" style:family="paragraph" style:parent-style-name="Standard">
      <style:text-properties officeooo:paragraph-rsid="00159e08"/>
    </style:style>
    <style:style style:name="T1" style:family="text">
      <style:text-properties officeooo:rsid="0013e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sposta:</text:p>
      <text:p text:style-name="P2"/>
      <text:p text:style-name="P2">var x = Number("1"); </text:p>
      <text:p text:style-name="P2">var y = Number("2"); </text:p>
      <text:p text:style-name="P2">var resultado = x + y;</text:p>
      <text:p text:style-name="P2"/>
      <text:p text:style-name="P3"/>
      <text:p text:style-name="P3">Explicação: </text:p>
      <text:p text:style-name="P3"/>
      <text:p text:style-name="P3">Armazenando os valores em variáveis tornamos mais flexível um programa, já que esses valores virão de uma função de entrada de dados do tec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02:50.052351387</dc:date>
    <meta:editing-duration>PT13M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40" meta:character-count="229" meta:non-whitespace-character-count="192"/>
  </office:meta>
</office:document-meta>
</file>